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fo:language="bg" fo:country="BG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bg" fo:country="BG" style:font-size-asian="14pt" style:font-size-complex="14pt"/>
    </style:style>
    <style:style style:name="P3" style:family="paragraph" style:parent-style-name="Standard">
      <style:text-properties style:font-name="Trebuchet MS" fo:font-size="14pt" fo:language="bg" fo:country="BG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5" style:family="paragraph" style:parent-style-name="Standard">
      <style:text-properties style:font-name="Trebuchet MS" fo:font-size="16pt" fo:language="bg" fo:country="BG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color="#579d1c" style:font-name="Trebuchet MS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color="#660066" style:font-name="Trebuchet MS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Trebuchet MS" fo:font-size="16pt" fo:language="bg" fo:country="BG" style:font-size-asian="16pt" style:font-size-complex="16pt"/>
    </style:style>
    <style:style style:name="P9" style:family="paragraph" style:parent-style-name="Standard">
      <style:text-properties style:font-name="Trebuchet MS" fo:font-size="14pt" fo:language="bg" fo:country="BG" style:font-size-asian="14pt" style:font-size-complex="14pt"/>
    </style:style>
    <style:style style:name="P10" style:family="paragraph" style:parent-style-name="Standard" style:list-style-name="L1">
      <style:text-properties style:font-name="Trebuchet MS" fo:font-size="14pt" fo:language="bg" fo:country="BG" style:font-size-asian="14pt" style:font-size-complex="14pt"/>
    </style:style>
    <style:style style:name="P11" style:family="paragraph" style:parent-style-name="Standard" style:list-style-name="L2">
      <style:text-properties style:font-name="Trebuchet MS" fo:font-size="14pt" fo:language="bg" fo:country="BG" style:font-size-asian="14pt" style:font-size-complex="14pt"/>
    </style:style>
    <style:style style:name="P12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color="#3333ff"/>
    </style:style>
    <style:style style:name="T5" style:family="text">
      <style:text-properties fo:color="#3333ff" fo:font-weight="bold" style:font-weight-asian="bold" style:font-weight-complex="bold"/>
    </style:style>
    <style:style style:name="T6" style:family="text">
      <style:text-properties fo:color="#3333ff" fo:language="en" fo:country="US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579d1c"/>
    </style:style>
    <style:style style:name="T10" style:family="text">
      <style:text-properties fo:color="#579d1c" fo:language="bg" fo:country="BG" fo:font-weight="bold" style:font-weight-asian="bold" style:font-weight-complex="bold"/>
    </style:style>
    <style:style style:name="T11" style:family="text">
      <style:text-properties fo:color="#579d1c" fo:language="en" fo:country="US"/>
    </style:style>
    <style:style style:name="T12" style:family="text">
      <style:text-properties fo:color="#c5000b"/>
    </style:style>
    <style:style style:name="T13" style:family="text">
      <style:text-properties fo:color="#c5000b" fo:language="en" fo:country="US"/>
    </style:style>
    <style:style style:name="T14" style:family="text">
      <style:text-properties fo:color="#ff950e"/>
    </style:style>
    <style:style style:name="T15" style:family="text">
      <style:text-properties fo:color="#ff950e" fo:language="bg" fo:country="BG" fo:font-weight="bold" style:font-weight-asian="bold" style:font-weight-complex="bold"/>
    </style:style>
    <style:style style:name="T16" style:family="text">
      <style:text-properties fo:color="#ff950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ff950e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ff950e" fo:language="en" fo:country="US"/>
    </style:style>
    <style:style style:name="T19" style:family="text">
      <style:text-properties fo:color="#ff950e"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660066"/>
    </style:style>
    <style:style style:name="T21" style:family="text">
      <style:text-properties fo:color="#660066" fo:language="bg" fo:country="BG" fo:font-weight="bold" style:font-weight-asian="bold" style:font-weight-complex="bold"/>
    </style:style>
    <style:style style:name="T22" style:family="text">
      <style:text-properties fo:color="#6600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660066" fo:language="en" fo:country="US"/>
    </style:style>
    <style:style style:name="T2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ласификация на шаблоните за дизайн</text:p>
      <text:p text:style-name="P1"><text:span text:style-name="T2">[ </text:span><text:span text:style-name="T5">КЛАС</text:span> <text:span text:style-name="T2">|</text:span> <text:span text:style-name="T8">ОБЕКТ</text:span><text:span text:style-name="T2"> ] - </text:span>спрямо обхват</text:p>
      <text:p text:style-name="P4">[ <text:span text:style-name="T10">СЪЗДАВАЩИ</text:span><text:span text:style-name="T1"> </text:span>| <text:span text:style-name="T15">СТРУКТУРНИ</text:span><text:span text:style-name="T1"> </text:span>| <text:span text:style-name="T21">ПОВЕДЕНЧЕСКИ</text:span><text:span text:style-name="T1"> </text:span>] –<text:span text:style-name="T1"> спрямо цел</text:span></text:p>
      <text:p text:style-name="P5"><text:span text:style-name="T9">Създаващи</text:span>:</text:p>
      <text:p text:style-name="P1"><text:tab/>- <text:span text:style-name="T4">Фабрика</text:span> <text:span text:style-name="T2">(</text:span><text:span text:style-name="T3">Factory</text:span><text:span text:style-name="T2">, aka</text:span> Виртуален конструктор <text:span text:style-name="T2">[Virtual Construcor])<text:line-break/><text:tab/>- </text:span><text:span text:style-name="T7">Абстрактна фабрика</text:span> <text:span text:style-name="T2">(</text:span><text:span text:style-name="T3">Abstract Factory</text:span><text:span text:style-name="T2">, <text:s/>aka </text:span>Комплект <text:span text:style-name="T2">[Kit])<text:line-break/><text:tab/>- </text:span><text:span text:style-name="T7">Прототип</text:span> <text:span text:style-name="T2">(Prototype)</text:span><text:line-break/><text:tab/>- <text:span text:style-name="T7">Сек</text:span> <text:span text:style-name="T2">(Singleton)<text:line-break/><text:tab/>- </text:span><text:span text:style-name="T7">Строител</text:span> <text:span text:style-name="T2">(Builder)</text:span><text:line-break/><text:span text:style-name="T16">Структурни:</text:span><text:line-break/><text:tab/>- <text:span text:style-name="T4">Адаптер</text:span> <text:span text:style-name="T2">(</text:span><text:span text:style-name="T3">Adapter</text:span><text:span text:style-name="T2">, aka </text:span>Обвивка <text:span text:style-name="T2">[Wrapper])<text:line-break/><text:tab/>- </text:span><text:span text:style-name="T7">Декоратор</text:span> <text:span text:style-name="T2">(</text:span><text:span text:style-name="T3">Decorator,</text:span><text:span text:style-name="T2"> aka </text:span>Обвивка <text:span text:style-name="T2">[Wrapper])<text:line-break/><text:tab/>- </text:span><text:span text:style-name="T7">Композиция</text:span> (<text:span text:style-name="T2">Composite)</text:span><text:line-break/><text:tab/>- <text:span text:style-name="T7">Миниобект</text:span> <text:span text:style-name="T2">(Flyweight)</text:span><text:line-break/><text:tab/>- <text:span text:style-name="T7">Мост</text:span> <text:span text:style-name="T2">(Bridge)</text:span><text:line-break/><text:tab/>- <text:span text:style-name="T7">Пълномощно</text:span> (<text:span text:style-name="T3">Proxy</text:span><text:span text:style-name="T2">, aka </text:span>Заместник, <text:span text:style-name="T2">aka </text:span>Сурогат <text:span text:style-name="T2">[Surrogate]</text:span>)<text:line-break/><text:tab/><text:span text:style-name="T2">- </text:span><text:span text:style-name="T7">Фасада</text:span> (<text:span text:style-name="T2">Facade</text:span>)<text:line-break/><text:span text:style-name="T22">Поведенчески:</text:span><text:line-break/><text:tab/>- <text:span text:style-name="T4">Интерпретатор</text:span> <text:span text:style-name="T2">(Interpreter)</text:span><text:line-break/><text:tab/>- <text:span text:style-name="T4">Шаблонен метод</text:span> <text:span text:style-name="T2">(Template Method)</text:span><text:line-break/><text:tab/>- <text:span text:style-name="T7">Верига отговорности </text:span><text:span text:style-name="T2">(Chain of Responsibility)</text:span><text:line-break/><text:tab/>- <text:span text:style-name="T7">Итератор</text:span> <text:span text:style-name="T2">(</text:span><text:span text:style-name="T3">Iterator</text:span><text:span text:style-name="T2">, aka </text:span>Курсор <text:span text:style-name="T2">[Cursor])</text:span><text:line-break/><text:tab/>- <text:span text:style-name="T7">Команда</text:span> <text:span text:style-name="T2">(</text:span><text:span text:style-name="T3">Command</text:span><text:span text:style-name="T2">, aka </text:span>Действие <text:span text:style-name="T2">[Action], aka </text:span>Транзакция <text:span text:style-name="T2">[Transaction])</text:span><text:line-break/><text:tab/>- <text:span text:style-name="T7">Наблюдател</text:span> <text:span text:style-name="T2">(</text:span><text:span text:style-name="T3">Observer</text:span><text:span text:style-name="T2">, aka </text:span>Зависимост <text:span text:style-name="T2">[Dependents], aka Publish-Subscribe)</text:span><text:line-break/><text:tab/>- <text:span text:style-name="T7">Посетител</text:span> <text:span text:style-name="T2">(Visitor)</text:span><text:line-break/><text:tab/>- <text:span text:style-name="T7">Посредник</text:span> <text:span text:style-name="T2">(Mediator)</text:span><text:line-break/><text:tab/>- <text:span text:style-name="T7">Спомен</text:span> <text:span text:style-name="T2">(Memento)</text:span><text:line-break/><text:tab/>- <text:span text:style-name="T7">Страгетия</text:span> <text:span text:style-name="T2">(</text:span><text:span text:style-name="T3">Strategy</text:span><text:span text:style-name="T2">, aka Policy)</text:span><text:line-break/><text:tab/>- <text:span text:style-name="T7">Състояние</text:span> (<text:span text:style-name="T2">State</text:span>)</text:p>
      <text:p text:style-name="P1"/>
      <text:p text:style-name="P1"/>
      <text:p text:style-name="P1">В много ОО системи има повтарящи се примери за класове и комуникиращи по между си обекти – това са т.н. шаблони, които разрешават специфични проектантски проблеми, правят ОО проекта: по-гъвкав, по-елегантен и с повече възможности за повторна (многократна) употреба.</text:p>
      <text:p text:style-name="P1">Шаблонът за дизайн (проектиране) систематично именува, разяснява и оценява важен и повтарящ се дизайн в ОО системи.</text:p>
      <text:p text:style-name="P1">Улесняват многократната употреба на успешни дизайни и архитектури.</text:p>
      <text:p text:style-name="P1">Документирането им ги прави по-достъпни за разработчиците на нови системи.</text:p>
      <text:p text:style-name="P1">Спомагат за правилния избор на дизайнерски алтернативи, които правят една система годна за многократно използване и отхвърлят онези, които пречат на тази цел.</text:p>
      <text:p text:style-name="P1">Подобравят документацията и поддръжката на системата като въвеждат изрична спецификация на бразимодействията между класове и обекти.</text:p>
      <text:p text:style-name="P1">Шаблоните документират често срещат проблем и неговото решение в определен контекст.</text:p>
      <text:p text:style-name="P1">Шаблоните правят връзката между проблеми и решения.</text:p>
      <text:p text:style-name="P1"/>
      <text:p text:style-name="P1"><text:soft-page-break/>Дефиниция на термините:</text:p>
      <text:p text:style-name="P1"><text:tab/>- Контекст – среда, обкръжение, ситуация или взаимосвързани условия, при които нещо съществува.</text:p>
      <text:p text:style-name="P1"><text:tab/>- Проблем – отворен въпрос; нещо, което трябва да бъде изследвано и решение' обикновени проблемът е ограничен в рамките на контекста.<text:line-break/><text:tab/>- Решение – отговор на проблема, в рамките на контекста, който помага за разрешаването му.</text:p>
      <text:p text:style-name="P1"/>
      <text:p text:style-name="P1">Дефиниции за шаблон:</text:p>
      <text:p text:style-name="P1">„Всеки шаблон представлява правило, състоящо се от три части, които дават връзката между някакъв контекст, проблем и решение“<text:line-break/><text:tab/>- Кристофър Александър</text:p>
      <text:p text:style-name="P1"/>
      <text:p text:style-name="P1">Всеки шаблон представлява правило, състоящо се от три части, които дават връзката между някакъв контекст, някаква система от условия, които се появяват чество в този контекст, и някаква софтуерна конфигурация, която позволява тези условия да бъдат изпълнени.<text:line-break/><text:tab/>- Ричард Гейбриъл</text:p>
      <text:p text:style-name="P1"/>
      <text:p text:style-name="P1">Шаблонът е идея, която е била полезна в един конкретен контекст и вероятно може да бъде използвана и в други.<text:line-break/><text:tab/>- Мартин Фаулът</text:p>
      <text:p text:style-name="P1"/>
      <text:p text:style-name="P1">Най-често използваните категории шаблони са:</text:p>
      <text:list xml:id="list3962681391611211556" text:style-name="L1">
        <text:list-item>
          <text:list>
            <text:list-item>
              <text:p text:style-name="P10">Шаблони за проектиране <text:span text:style-name="T2">(Design patterns)</text:span></text:p>
            </text:list-item>
            <text:list-item>
              <text:p text:style-name="P10">Шаблони за архитектура <text:span text:style-name="T2">(Architectural patterns)</text:span></text:p>
            </text:list-item>
            <text:list-item>
              <text:p text:style-name="P10">Шаблони за анализ <text:span text:style-name="T2">(Analysis patterns)</text:span></text:p>
            </text:list-item>
            <text:list-item>
              <text:p text:style-name="P10"><text:span text:style-name="T9">Създаващи шаблони</text:span> <text:span text:style-name="T2">(Creational patterns)</text:span></text:p>
            </text:list-item>
            <text:list-item>
              <text:p text:style-name="P10"><text:span text:style-name="T14">Структурни шаблони</text:span> <text:span text:style-name="T2">(Structural patterns)</text:span></text:p>
            </text:list-item>
            <text:list-item>
              <text:p text:style-name="P10"><text:span text:style-name="T20">Поведенчески шаблони</text:span> <text:span text:style-name="T2">(Behavioral patterns)</text:span></text:p>
            </text:list-item>
          </text:list>
        </text:list-item>
      </text:list>
      <text:p text:style-name="P4"/>
      <text:p text:style-name="P3">Според целта (какво прави шаблона):</text:p>
      <text:list xml:id="list7357567148611811098" text:style-name="L2">
        <text:list-item>
          <text:list>
            <text:list-item>
              <text:p text:style-name="P11"><text:span text:style-name="T9">Създаващи шаблони</text:span> <text:span text:style-name="T2">(Creatinal) – </text:span>отнасят се за процеса на създаване на обекти.</text:p>
            </text:list-item>
            <text:list-item>
              <text:p text:style-name="P11"><text:span text:style-name="T14">Структурни шаблони</text:span> <text:span text:style-name="T2">(Structural) – </text:span>занимават се с композицията на класовете и обекти.</text:p>
            </text:list-item>
            <text:list-item>
              <text:p text:style-name="P11"><text:span text:style-name="T20">Поведенчески шаблони</text:span> <text:span text:style-name="T2">(Behavioral) –</text:span> занимават се с взаимодействието между класове и обекти.</text:p>
            </text:list-item>
          </text:list>
        </text:list-item>
      </text:list>
      <text:p text:style-name="P1"/>
      <text:p text:style-name="P3">Според обхвата (върху какво се прилага шаблона):</text:p>
      <text:p text:style-name="P1"><text:tab/>- <text:span text:style-name="T4">Шаблони за класове </text:span><text:span text:style-name="T6">(Class patterns)</text:span><text:span text:style-name="T2">:<text:line-break/><text:tab/><text:tab/>* </text:span>фокусират се на връзките между класовете и техните наследници<text:line-break/><text:tab/><text:tab/>* занимават се с повторно използване чрез наследяване<text:line-break/><text:tab/>- <text:span text:style-name="T12">Шаблони за обекти </text:span><text:span text:style-name="T13">(Class patterns):</text:span><text:span text:style-name="T2"><text:line-break/><text:tab/><text:tab/>* </text:span>фокусират се на връзките между обектите<text:line-break/><text:tab/><text:tab/>* занимават се с повторно използване чрез композиция</text:p>
      <text:p text:style-name="P1"/>
      <text:p text:style-name="P1"/>
      <text:p text:style-name="P2"><text:soft-page-break/>НАКРАТКО</text:p>
      <text:p text:style-name="P1"/>
      <text:p text:style-name="P6">Създаващи шаблони <text:span text:style-name="T2">(Creatinal Patterns):</text:span></text:p>
      <text:p text:style-name="P4"/>
      <text:p text:style-name="P1"><text:span text:style-name="T11">* </text:span><text:span text:style-name="T9">Абстрактна фабрика</text:span> <text:span text:style-name="T2">(Abstract Factory) – </text:span>предоставя интерфейст за създаване на семейства взаимосвързани или зависими обекти, без да се задават конкретните им класове.</text:p>
      <text:p text:style-name="P1"/>
      <text:p text:style-name="P1"><text:span text:style-name="T9">* Строител </text:span><text:span text:style-name="T11">(Builder)</text:span><text:span text:style-name="T2"> –</text:span> разграничава създаването на сложен обект от представянето му, така че един и същ процес да може да създава обекти с различни представяния.</text:p>
      <text:p text:style-name="P1"><text:line-break/><text:span text:style-name="T9">* Метод фабрика </text:span><text:span text:style-name="T11">(Factory Method)</text:span><text:span text:style-name="T2"> –</text:span> дефинира интерфейс за създаване на обект, но позволява на подкласовете да решат кой клас да инстанцират. Метод фабрика дава възможност на класа да преотстъпи процеса на създаване на подкласове.</text:p>
      <text:p text:style-name="P1"><text:line-break/><text:span text:style-name="T9">* Протитип </text:span><text:span text:style-name="T11">(Prototype)</text:span><text:span text:style-name="T2"> – </text:span>отделя видовете обекти, посредством прототипен представител, и създава нови обекти чрез копиране на този прототип.</text:p>
      <text:p text:style-name="P1"><text:line-break/><text:span text:style-name="T9">* Сек (</text:span><text:span text:style-name="T11">Singleton</text:span><text:span text:style-name="T9">) </text:span>– осигурява наличието на само един представител на даден клас и предоставя глобална точка за достъп до него.<text:line-break/></text:p>
      <text:p text:style-name="P1"><text:line-break/><text:span text:style-name="T17">Структурни шаблони </text:span><text:span text:style-name="T19">(Structural Patterns):</text:span></text:p>
      <text:p text:style-name="P1"><text:span text:style-name="T2"><text:line-break/></text:span><text:span text:style-name="T18">* </text:span><text:span text:style-name="T14">Адаптер </text:span><text:span text:style-name="T18">(Adapter)</text:span><text:span text:style-name="T2"> –</text:span> преобразува интерфейса на даден клас в друг такъв, очакван от клиента. Този шаблон дава възможност на класовете да работят заедно в случаите, когато по принцип това е невъзможно поради несъответствие в интерфейси.</text:p>
      <text:p text:style-name="P1"><text:line-break/><text:span text:style-name="T14">* Мост </text:span><text:span text:style-name="T18">(Bridge)</text:span><text:span text:style-name="T2"> – </text:span>разделя абстракцията от нейната имплментация, така че двете да могат да се променят независимо.</text:p>
      <text:p text:style-name="P1"><text:line-break/><text:span text:style-name="T14">* Композиция (</text:span><text:span text:style-name="T18">Composite</text:span><text:span text:style-name="T14">)</text:span> –<text:span text:style-name="T2"> </text:span>композира обекти в дървовидни структури за пренасяне на йерархии от тупа „части на цялото“. Този шаблон дава възможност за третиране по един и същ начин както на отделни обекти, така и композиции от обекти.</text:p>
      <text:p text:style-name="P1"><text:line-break/><text:span text:style-name="T14">* Декоратор </text:span><text:span text:style-name="T18">(Decorator)</text:span><text:span text:style-name="T2"> – </text:span>допълнително разширява даден обект. Този шаблон дава гъвкава алтернатива на наследяването за разширяване на финционалността.</text:p>
      <text:p text:style-name="P1"><text:line-break/><text:span text:style-name="T14">* Фасада </text:span><text:span text:style-name="T18">(Facade)</text:span><text:span text:style-name="T2"> – </text:span>предоставя унифициран интерфейс към набор от интерфейси в дадена подсистема. Този шаблон дефинира интерфейс от по-високо ниво, който улеснява употребата на подистемата.</text:p>
      <text:p text:style-name="P1"><text:line-break/><text:span text:style-name="T14">* Миниобект </text:span><text:span text:style-name="T18">(Flyweight)</text:span><text:span text:style-name="T2"> – </text:span>използва поделяне за ефективна поддръжка на големи количества малки обекти.</text:p>
      <text:p text:style-name="P1"><text:line-break/><text:span text:style-name="T14">* Пълномощно </text:span><text:span text:style-name="T18">(Proxy)</text:span><text:span text:style-name="T2"> – </text:span>предоставя заместител или празна имплментация на друг обект, за да се контролира достъпа до него.<text:line-break/><text:soft-page-break/></text:p>
      <text:p text:style-name="P7">Поведенчески шаблони <text:span text:style-name="T2">(Behavioral Patterns):</text:span></text:p>
      <text:p text:style-name="P4"/>
      <text:p text:style-name="P1"><text:span text:style-name="T20">* Верига отговорности </text:span><text:span text:style-name="T23">(Chain of Responsibility) </text:span><text:span text:style-name="T2">– </text:span>избягва обвързването на изпращача на дадена заявка с получателя и ката дава възможност на няколко обекта да обработят заявката. Свързва заедно приемащите обекти и предава заявката по веригата, докато някой от тях не я обработи.<text:line-break/><text:line-break/><text:span text:style-name="T20">* Команда </text:span><text:span text:style-name="T23">(Command)</text:span><text:span text:style-name="T2"> –</text:span> капсулира заявките във вид на обекти, така че клиентите да могат да се параметризират с различни заявки, да подреждат в опашката или да документират заявки, или да поддържат операции по отмяна на действие или възстановяването му.<text:line-break/><text:line-break/><text:span text:style-name="T20">* Интерпретатор </text:span><text:span text:style-name="T23">(Interpreter)</text:span><text:span text:style-name="T2"> – </text:span>при даден език, дефинира представяне на граматиката му заедно с интерпретатор, използващ това представяне за превод на изречения на този език.<text:line-break/><text:line-break/><text:span text:style-name="T20">* Итератор </text:span><text:span text:style-name="T23">(Iterator)</text:span><text:span text:style-name="T2"> – </text:span>предоставя начин за последователен достъп до елементите на сложен обект, без да се разкрива същинското му представяне.<text:line-break/><text:line-break/><text:span text:style-name="T20">* Посредник </text:span><text:span text:style-name="T23">(Mediator)</text:span><text:span text:style-name="T2"> – </text:span>дефинира обект, капсулиращ взаимоотношенията в даден набор от обекти. Посредник съдейства за разхвабването на връзките, като не позволява на обектите да се обръщат изрично един към друг и дава възможност свободно да се променят взаимоотношенията им.<text:line-break/><text:line-break/><text:span text:style-name="T20">* Спомен </text:span><text:span text:style-name="T23">(Memento)</text:span><text:span text:style-name="T2"> – </text:span>без да нарушава капсулирането на данните, запазва вътрешното състояние на даден обект на външен носител, така че той да може да бъде възстановен в това състояние по-късно.<text:line-break/><text:line-break/><text:span text:style-name="T20">* Наблюдател </text:span><text:span text:style-name="T23">(Observer)</text:span><text:span text:style-name="T2"> – </text:span>дефинира зависимост от типа „едно към много“ между обекти, така че когато един обект промени състоянието си, всички зависими от него обекти да бъдат уведомени и обновявани автоматично.<text:line-break/><text:line-break/><text:span text:style-name="T20">* Състояние </text:span><text:span text:style-name="T23">(State)</text:span><text:span text:style-name="T2"> – </text:span>позволява на даден обект да промени поведението си, когато вътрешното му състояние се променя. Отвън ще изглежда сякаш обекта се е превърнал в обект от друг клас.<text:line-break/><text:line-break/><text:span text:style-name="T20">* Стратегия </text:span><text:span text:style-name="T23">(Strategy)</text:span><text:span text:style-name="T2"> – </text:span>дефинира семейство алгоритми, капсулира всеки от тях и ги прави взаимозаменяеми. Този шаблон дава възможност да алгоритмите да се променят независимо от клеитнтите, които ги използват.<text:line-break/><text:line-break/><text:span text:style-name="T20">* Шаблонен метод </text:span><text:span text:style-name="T23">(Template Method)</text:span><text:span text:style-name="T2"> – </text:span>дефинира скелета на алгоритъма в операция, оставяйки някои стъпки на подкласове. Шаблонен метод позволява на подкласовете да предефинират определени стъпки от даден алгоритъм, без да се променя структурата им.<text:line-break/><text:line-break/><text:span text:style-name="T20">* Посетител </text:span><text:span text:style-name="T23">(Visitor)</text:span><text:span text:style-name="T2"> – </text:span>представя операции, които се извършват върху елементите на обектна структура. Този шаблон дава възможност да се дефинира нова операция, без да се променят класовете на елементите, в/у които работи тя.</text:p>
      <text:p text:style-name="P1"><text:soft-page-break/><text:span text:style-name="T24">Разлика м/у Фактори и Абстракт Фактори:</text:span><text:line-break/>Шаблонът Фактори използва наследяване и разчита на субкласовете да управляват изсканата инстанция на обект, докато при Абстракт Факторито клас отстъпва отговорността на инстанцирането на обект на друг обект посредством композиц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 Zlatanov</meta:initial-creator>
    <meta:creation-date>2019-06-18T15:55:54.75</meta:creation-date>
    <dc:date>2019-06-18T17:51:06.16</dc:date>
    <dc:creator>Angel Zlatanov</dc:creator>
    <meta:editing-duration>PT1H38M15S</meta:editing-duration>
    <meta:editing-cycles>31</meta:editing-cycles>
    <meta:generator>OpenOffice/4.1.6$Win32 OpenOffice.org_project/416m1$Build-9790</meta:generator>
    <meta:document-statistic meta:table-count="0" meta:image-count="0" meta:object-count="0" meta:page-count="5" meta:paragraph-count="51" meta:word-count="1246" meta:character-count="8600"/>
  </office:meta>
</office:document-meta>
</file>